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Pro-Regular" svg:font-family="MyriadPro-Regular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dddd0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text-properties fo:font-size="14pt" fo:font-weight="normal" officeooo:rsid="00295beb" officeooo:paragraph-rsid="00295beb" style:font-size-asian="14pt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line-height="200%" fo:text-align="justify" style:justify-single-word="false"/>
    </style:style>
    <style:style style:name="P12" style:family="paragraph" style:parent-style-name="Text_20_body">
      <style:text-properties officeooo:paragraph-rsid="0029643b"/>
    </style:style>
    <style:style style:name="P13" style:family="paragraph" style:parent-style-name="Standard">
      <style:text-properties fo:font-size="14pt" fo:font-weight="normal" officeooo:rsid="00295beb" officeooo:paragraph-rsid="00295beb" style:font-size-asian="14pt" style:font-weight-asian="normal" style:font-weight-complex="normal"/>
    </style:style>
    <style:style style:name="P14" style:family="paragraph" style:parent-style-name="Standard">
      <style:text-properties officeooo:paragraph-rsid="0029643b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b5185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9643b" style:font-size-asian="10pt"/>
    </style:style>
    <style:style style:name="P2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27e0a6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style:page-number="auto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rsid="002b1729" officeooo:paragraph-rsid="002b1729" fo:hyphenate="false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rsid="002b5185" officeooo:paragraph-rsid="002b5185" fo:hyphenate="false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6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22a7c1" style:font-size-asian="16pt" style:font-weight-asian="bold"/>
    </style:style>
    <style:style style:name="T3" style:family="text">
      <style:text-properties fo:font-size="16pt" fo:language="en" fo:country="US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officeooo:rsid="0029643b" style:font-size-asian="14pt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" fo:font-size="10pt" fo:language="en" fo:country="US" fo:font-weight="bold" officeooo:rsid="0029643b" style:font-size-asian="10pt" style:font-weight-asian="bold"/>
    </style:style>
    <style:style style:name="T13" style:family="text">
      <style:text-properties fo:color="#000000" fo:letter-spacing="-0.0028in" fo:language="ru" fo:country="RU" style:font-name-asian="Courier New" style:font-size-asian="12pt" style:font-name-complex="Courier New" style:font-size-complex="12pt"/>
    </style:style>
    <style:style style:name="T14" style:family="text">
      <style:text-properties fo:color="#000000" fo:letter-spacing="-0.0028in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5" style:family="text">
      <style:text-properties fo:color="#000000" fo:letter-spacing="-0.0028in" fo:language="ru" fo:country="RU" fo:font-weight="normal" style:font-name-asian="MyriadPro-Regular" style:font-size-asian="12pt" style:font-weight-asian="normal" style:font-name-complex="MyriadPro-Regular" style:font-size-complex="12pt" style:font-weight-complex="normal"/>
    </style:style>
    <style:style style:name="T16" style:family="text">
      <style:text-properties fo:color="#000000" fo:letter-spacing="-0.0028in" fo:language="ru" fo:country="RU" fo:font-weight="normal" officeooo:rsid="0027e0a6" style:font-name-asian="MyriadPro-Regular" style:font-size-asian="12pt" style:font-weight-asian="normal" style:font-name-complex="MyriadPro-Regular" style:font-size-complex="12pt" style:font-weight-complex="normal"/>
    </style:style>
    <style:style style:name="T17" style:family="text">
      <style:text-properties fo:color="#000000" fo:letter-spacing="-0.0028in" fo:language="ru" fo:country="RU" fo:font-weight="normal" officeooo:rsid="002d1651" style:font-name-asian="MyriadPro-Regular" style:font-size-asian="12pt" style:font-weight-asian="normal" style:font-name-complex="MyriadPro-Regular" style:font-size-complex="12pt" style:font-weight-complex="normal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fo:font-weight="bold" style:font-size-asian="10pt" style:font-weight-asian="bold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style:font-name="Arial1" fo:font-size="14pt" fo:language="ru" fo:country="RU" fo:font-weight="bold" style:font-size-asian="14pt" style:font-weight-asian="bold"/>
    </style:style>
    <style:style style:name="T23" style:family="text">
      <style:text-properties style:font-name="Arial1" fo:font-size="14pt" fo:language="en" fo:country="US" fo:font-weight="bold" style:font-size-asian="14pt" style:font-weight-asian="bold"/>
    </style:style>
    <style:style style:name="T24" style:family="text">
      <style:text-properties fo:letter-spacing="-0.0028in" fo:language="ru" fo:country="RU" style:font-size-asian="12pt" style:font-size-complex="12pt"/>
    </style:style>
    <style:style style:name="T25" style:family="text">
      <style:text-properties fo:letter-spacing="-0.0028in" fo:language="en" fo:country="US" style:font-size-asian="12pt" style:font-size-complex="12pt"/>
    </style:style>
    <style:style style:name="T26" style:family="text">
      <style:text-properties fo:language="ru" fo:country="RU" fo:font-weight="normal" style:font-size-asian="12pt" style:font-weight-asian="normal" style:font-size-complex="12pt" style:font-weight-complex="normal"/>
    </style:style>
    <style:style style:name="T27" style:family="text">
      <style:text-properties fo:font-weight="normal" style:font-size-asian="12pt" style:font-weight-asian="normal" style:font-size-complex="12pt" style:font-weight-complex="normal"/>
    </style:style>
    <style:style style:name="T28" style:family="text">
      <style:text-properties fo:color="#3c3c3c" style:font-name="Monospace" fo:font-size="10pt" fo:font-style="italic" style:font-size-asian="10pt" style:font-style-asian="italic"/>
    </style:style>
    <style:style style:name="T29" style:family="text">
      <style:text-properties fo:color="#3c3c3c" style:font-name="Monospace" fo:font-size="10pt" fo:font-style="italic" fo:font-weight="bold" style:font-size-asian="10pt" style:font-style-asian="italic" style:font-weight-asian="bold"/>
    </style:style>
    <style:style style:name="T30" style:family="text">
      <style:text-properties fo:color="#3c3c3c" style:font-name="Monospace" fo:font-size="10pt" style:font-size-asian="10pt"/>
    </style:style>
    <style:style style:name="T31" style:family="text">
      <style:text-properties fo:color="#6a3e3e" style:font-name="Monospace" fo:font-size="10pt" style:font-size-asian="10pt"/>
    </style:style>
    <style:style style:name="T3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образования и науки РФ</text:p>
      <text:p text:style-name="P2"/>
      <text:p text:style-name="P4">ФГАОУ ВО «Уральский федеральный университет</text:p>
      <text:p text:style-name="P4">имени первого Президента России Б. Н. Ельцина»</text:p>
      <text:p text:style-name="P5">ИРИТ-РТФ</text:p>
      <text:p text:style-name="P5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3">N</text:span></text:span> <text:span text:style-name="Основной_20_шрифт_20_абзаца"><text:span text:style-name="T2">3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4">»</text:span></text:span></text:p>
      <text:p text:style-name="P2"/>
      <text:p text:style-name="P2"/>
      <text:p text:style-name="P3"><text:span text:style-name="Основной_20_шрифт_20_абзаца"><text:span text:style-name="T7">Тема: <text:s/></text:span></text:span><text:span text:style-name="Основной_20_шрифт_20_абзаца"><text:span text:style-name="T22">Арифметические операции в </text:span></text:span><text:span text:style-name="Основной_20_шрифт_20_абзаца"><text:span text:style-name="T23">Java</text:span></text:span></text:p>
      <text:p text:style-name="P10"/>
      <text:p text:style-name="P10"/>
      <text:p text:style-name="P10"/>
      <text:p text:style-name="P10"/>
      <text:p text:style-name="P10"/>
      <text:p text:style-name="P10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10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10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6"><text:soft-page-break/>СОДЕРЖАНИЕ</text:p>
      <text:p text:style-name="P2"/>
      <text:p text:style-name="P11"><text:span text:style-name="Основной_20_шрифт_20_абзаца"><text:span text:style-name="T6">1 </text:span></text:span><text:span text:style-name="Основной_20_шрифт_20_абзаца"><text:span text:style-name="T8">Постановка задачи</text:span></text:span></text:p>
      <text:p text:style-name="P21"><text:span text:style-name="Основной_20_шрифт_20_абзаца"><text:span text:style-name="T24">Составить программу печати таблицы результатов поразрядных операций (обозначим как </text:span></text:span><text:span text:style-name="Основной_20_шрифт_20_абзаца"><text:span text:style-name="T25">z) </text:span></text:span><text:span text:style-name="Основной_20_шрифт_20_абзаца"><text:span text:style-name="T24">для пары чисел </text:span></text:span><text:span text:style-name="Основной_20_шрифт_20_абзаца"><text:span text:style-name="T25">x </text:span></text:span><text:span text:style-name="Основной_20_шрифт_20_абзаца"><text:span text:style-name="T24">и у типа </text:span></text:span><text:span text:style-name="Основной_20_шрифт_20_абзаца"><text:span text:style-name="T25">int. </text:span></text:span><text:span text:style-name="Основной_20_шрифт_20_абзаца"><text:span text:style-name="T13">Необходимо доработать вывод так, чтобы для положительных чисел выводились все незначащие нули, соответствующие разрядной сетке.</text:span></text:span></text:p>
      <text:p text:style-name="P22"><text:span text:style-name="T27">Составить программу печати таблицы результатов операций </text:span><text:span text:style-name="T26">сдвигов (в том числе операций с присваиванием). <text:s/></text:span><text:span text:style-name="Основной_20_шрифт_20_абзаца"><text:span text:style-name="T14">Вывод осуществить с использованием конструкции, аналогичной доработанной в п.1.</text:span></text:span></text:p>
      <text:p text:style-name="P22"><text:span text:style-name="Основной_20_шрифт_20_абзаца"><text:span text:style-name="T15">Написать программу для расчета прогрессивного подоходного налога </text:span></text:span><text:span text:style-name="Основной_20_шрифт_20_абзаца"><text:span text:style-name="T16">с использованием тернарного оператора.</text:span></text:span></text:p>
      <text:p text:style-name="P20"/>
      <text:p text:style-name="P7">2 Анализ поставленной задачи</text:p>
      <text:p text:style-name="P23"><text:span text:style-name="Основной_20_шрифт_20_абзаца"><text:span text:style-name="T15">Для выполнения задачи необходимо изучить поразр</text:span></text:span><text:span text:style-name="Основной_20_шрифт_20_абзаца"><text:span text:style-name="T17">я</text:span></text:span><text:span text:style-name="Основной_20_шрифт_20_абзаца"><text:span text:style-name="T15">дные операции и их реализацию в языке java. Так же необходимо изучить суть прогрессивного подоходного налога.</text:span></text:span></text:p>
      <text:p text:style-name="Text_20_body"/>
      <text:p text:style-name="P8">3 Описание исходных текстов программы</text:p>
      <text:p text:style-name="P8"/>
      <text:p text:style-name="P9">Класс Main.java:</text:p>
      <text:p text:style-name="P13"><text:span text:style-name="T11">package</text:span><text:span text:style-name="T18"> lab_3;</text:span></text:p>
      <text:p text:style-name="P17"/>
      <text:p text:style-name="P15"><text:span text:style-name="T11">public</text:span><text:span text:style-name="T18"> </text:span><text:span text:style-name="T11">class</text:span><text:span text:style-name="T18"> Main {</text:span></text:p>
      <text:p text:style-name="P17"/>
      <text:p text:style-name="P15"><text:span text:style-name="T18"><text:tab/></text:span><text:span text:style-name="T11">public</text:span><text:span text:style-name="T18"> </text:span><text:span text:style-name="T11">static</text:span><text:span text:style-name="T18"> </text:span><text:span text:style-name="T11">void</text:span><text:span text:style-name="T18"> main(String[] args)</text:span></text:p>
      <text:p text:style-name="P18"><text:tab/>{</text:p>
      <text:p text:style-name="P15"><text:span text:style-name="T18"><text:tab/><text:tab/></text:span><text:span text:style-name="T28">printBinaryOperations</text:span><text:span text:style-name="T18">(5, 6);</text:span></text:p>
      <text:p text:style-name="P18"><text:tab/>}</text:p>
      <text:p text:style-name="P18"><text:tab/></text:p>
      <text:p text:style-name="P15"><text:span text:style-name="T18"><text:tab/></text:span><text:span text:style-name="T11">private</text:span><text:span text:style-name="T18"> </text:span><text:span text:style-name="T11">static</text:span><text:span text:style-name="T18"> </text:span><text:span text:style-name="T11">void</text:span><text:span text:style-name="T18"> printBinaryOperations(</text:span><text:span text:style-name="T11">int</text:span><text:span text:style-name="T18"> firstum, </text:span><text:span text:style-name="T11">int</text:span><text:span text:style-name="T18"> secondNum)</text:span></text:p>
      <text:p text:style-name="P18"><text:tab/>{</text:p>
      <text:p text:style-name="P15"><text:span text:style-name="T18"><text:tab/><text:tab/>String NOT = Integer.</text:span><text:span text:style-name="T28">toBinaryString</text:span><text:span text:style-name="T18">(~firstum);</text:span></text:p>
      <text:p text:style-name="P15"><text:span text:style-name="T18"><text:tab/><text:tab/>String AND = Integer.</text:span><text:span text:style-name="T28">toBinaryString</text:span><text:span text:style-name="T18">(firstum &amp; secondNum);<text:tab/></text:span></text:p>
      <text:p text:style-name="P15"><text:span text:style-name="T18"><text:tab/><text:tab/>String OR = Integer.</text:span><text:span text:style-name="T28">toBinaryString</text:span><text:span text:style-name="T18">(firstum | secondNum);</text:span></text:p>
      <text:p text:style-name="P15"><text:span text:style-name="T18"><text:tab/><text:tab/>String XOR = Integer.</text:span><text:span text:style-name="T28">toBinaryString</text:span><text:span text:style-name="T18">(firstum ^ secondNum);</text:span></text:p>
      <text:p text:style-name="P15"><text:span text:style-name="T18"><text:tab/><text:tab/>String SHIFT_RIGHT = Integer.</text:span><text:span text:style-name="T28">toBinaryString</text:span><text:span text:style-name="T18">(firstum &gt;&gt; secondNum);</text:span></text:p>
      <text:p text:style-name="P15"><text:span text:style-name="T18"><text:tab/><text:tab/>String SHIFT_LEFT = Integer.</text:span><text:span text:style-name="T28">toBinaryString</text:span><text:span text:style-name="T18">(firstum &lt;&lt; secondNum);</text:span></text:p>
      <text:p text:style-name="P17"/>
      <text:p text:style-name="P15"><text:span text:style-name="T18"><text:tab/><text:tab/></text:span><text:span text:style-name="T28">printResult</text:span><text:span text:style-name="T18">(</text:span><text:span text:style-name="T21">"Побитовый NOT: "</text:span><text:span text:style-name="T18">, </text:span><text:span text:style-name="T30">NOT</text:span><text:span text:style-name="T18">);</text:span></text:p>
      <text:p text:style-name="P15"><text:span text:style-name="T18"><text:tab/><text:tab/></text:span><text:span text:style-name="T28">printResult</text:span><text:span text:style-name="T18">(</text:span><text:span text:style-name="T21">"Побитовый AND: "</text:span><text:span text:style-name="T18">, </text:span><text:span text:style-name="T30">AND</text:span><text:span text:style-name="T18">);</text:span></text:p>
      <text:p text:style-name="P15"><text:span text:style-name="T18"><text:tab/><text:tab/></text:span><text:span text:style-name="T28">printResult</text:span><text:span text:style-name="T18">(</text:span><text:span text:style-name="T21">"Побитовый OR: "</text:span><text:span text:style-name="T18">, </text:span><text:span text:style-name="T30">OR</text:span><text:span text:style-name="T18">);</text:span></text:p>
      <text:p text:style-name="P15"><text:span text:style-name="T18"><text:tab/><text:tab/></text:span><text:span text:style-name="T28">printResult</text:span><text:span text:style-name="T18">(</text:span><text:span text:style-name="T21">"Побитовый исключаещее OR: "</text:span><text:span text:style-name="T18">, </text:span><text:span text:style-name="T30">XOR</text:span><text:span text:style-name="T18">);</text:span></text:p>
      <text:p text:style-name="P15"><text:span text:style-name="T18"><text:tab/><text:tab/></text:span><text:span text:style-name="T28">printResult</text:span><text:span text:style-name="T18">(</text:span><text:span text:style-name="T21">"Побитовый сдвиг вправо: "</text:span><text:span text:style-name="T18">, </text:span><text:span text:style-name="T30">SHIFT_RIGHT</text:span><text:span text:style-name="T18">);</text:span></text:p>
      <text:p text:style-name="P15"><text:span text:style-name="T18"><text:tab/><text:tab/></text:span><text:span text:style-name="T28">printResult</text:span><text:span text:style-name="T18">(</text:span><text:span text:style-name="T21">"Побитовый сдвиг влево: "</text:span><text:span text:style-name="T18">, </text:span><text:span text:style-name="T30">SHIFT_LEFT</text:span><text:span text:style-name="T18">);</text:span></text:p>
      <text:p text:style-name="P18"><text:tab/>}</text:p>
      <text:p text:style-name="P18"><text:tab/></text:p>
      <text:p text:style-name="P15"><text:soft-page-break/><text:span text:style-name="T18"><text:tab/></text:span><text:span text:style-name="T11">private</text:span><text:span text:style-name="T18"> </text:span><text:span text:style-name="T11">static</text:span><text:span text:style-name="T18"> </text:span><text:span text:style-name="T11">void</text:span><text:span text:style-name="T18"> printResult(String desc, String result)</text:span></text:p>
      <text:p text:style-name="P18"><text:tab/>{</text:p>
      <text:p text:style-name="P15"><text:span text:style-name="T18"><text:tab/><text:tab/>System.</text:span><text:span text:style-name="T29">out</text:span><text:span text:style-name="T18">.println(desc + String.</text:span><text:span text:style-name="T28">format</text:span><text:span text:style-name="T18">(</text:span><text:span text:style-name="T21">"%32s"</text:span><text:span text:style-name="T18">, result).replace(</text:span><text:span text:style-name="T21">' '</text:span><text:span text:style-name="T18">, </text:span><text:span text:style-name="T21">'0'</text:span><text:span text:style-name="T18">));</text:span></text:p>
      <text:p text:style-name="P18"><text:tab/>}</text:p>
      <text:p text:style-name="P19">}</text:p>
      <text:p text:style-name="Text_20_body"><text:span text:style-name="Основной_20_шрифт_20_абзаца"><text:span text:style-name="T9"/></text:span></text:p>
      <text:p text:style-name="P12"><text:span text:style-name="Основной_20_шрифт_20_абзаца"><text:span text:style-name="T10">Класс Tax.java:</text:span></text:span></text:p>
      <text:p text:style-name="P14"><text:span text:style-name="Основной_20_шрифт_20_абзаца"><text:span text:style-name="T12">package</text:span></text:span><text:span text:style-name="T18"> lab_3;</text:span></text:p>
      <text:p text:style-name="P17"/>
      <text:p text:style-name="P15"><text:span text:style-name="T11">public</text:span><text:span text:style-name="T18"> </text:span><text:span text:style-name="T11">class</text:span><text:span text:style-name="T18"> Tax {</text:span></text:p>
      <text:p text:style-name="P17"/>
      <text:p text:style-name="P15"><text:span text:style-name="T18"><text:tab/></text:span><text:span text:style-name="T11">public</text:span><text:span text:style-name="T18"> </text:span><text:span text:style-name="T11">static</text:span><text:span text:style-name="T18"> </text:span><text:span text:style-name="T11">void</text:span><text:span text:style-name="T18"> main(String[] </text:span><text:span text:style-name="T31">args</text:span><text:span text:style-name="T18">)</text:span></text:p>
      <text:p text:style-name="P18"><text:tab/>{</text:p>
      <text:p text:style-name="P15"><text:span text:style-name="T18"><text:tab/><text:tab/></text:span><text:span text:style-name="T11">double</text:span><text:span text:style-name="T18"> </text:span><text:span text:style-name="T31">income</text:span><text:span text:style-name="T18"> = 25000;</text:span></text:p>
      <text:p text:style-name="P15"><text:span text:style-name="T18"><text:tab/><text:tab/></text:span><text:span text:style-name="T11">double</text:span><text:span text:style-name="T18"> </text:span><text:span text:style-name="T31">percent</text:span><text:span text:style-name="T18"> = 18;</text:span></text:p>
      <text:p text:style-name="P15"><text:span text:style-name="T18"><text:tab/><text:tab/></text:span><text:span text:style-name="T11">double</text:span><text:span text:style-name="T18"> </text:span><text:span text:style-name="T31">limit</text:span><text:span text:style-name="T18"> = 25000;</text:span></text:p>
      <text:p text:style-name="P17"/>
      <text:p text:style-name="P15"><text:span text:style-name="T18"><text:tab/><text:tab/>System.</text:span><text:span text:style-name="T32">out</text:span><text:span text:style-name="T18">.println(</text:span><text:span text:style-name="T19">calculateTaxAmount</text:span><text:span text:style-name="T18">(</text:span><text:span text:style-name="T31">income</text:span><text:span text:style-name="T18">, </text:span><text:span text:style-name="T31">percent</text:span><text:span text:style-name="T18">, </text:span><text:span text:style-name="T31">limit</text:span><text:span text:style-name="T18">));</text:span></text:p>
      <text:p text:style-name="P18"><text:tab/>}</text:p>
      <text:p text:style-name="P18"><text:tab/></text:p>
      <text:p text:style-name="P16"><text:span text:style-name="T18"><text:tab/></text:span><text:span text:style-name="T11">private</text:span><text:span text:style-name="T18"> </text:span><text:span text:style-name="T11">static</text:span><text:span text:style-name="T18"> </text:span><text:span text:style-name="T11">double</text:span><text:span text:style-name="T18"> calculateTaxAmount(</text:span></text:p>
      <text:p text:style-name="P16"><text:span text:style-name="T20"><text:tab/><text:tab/></text:span><text:span text:style-name="T11">double</text:span><text:span text:style-name="T18"> </text:span><text:span text:style-name="T31">income</text:span><text:span text:style-name="T18">,</text:span></text:p>
      <text:p text:style-name="P16"><text:span text:style-name="T20"><text:tab/><text:tab/></text:span><text:span text:style-name="T11">double</text:span><text:span text:style-name="T18"> </text:span><text:span text:style-name="T31">percent</text:span><text:span text:style-name="T18">,</text:span></text:p>
      <text:p text:style-name="P16"><text:span text:style-name="T20"><text:tab/><text:tab/></text:span><text:span text:style-name="T11">double</text:span><text:span text:style-name="T18"> </text:span><text:span text:style-name="T31">limit</text:span></text:p>
      <text:p text:style-name="P16"><text:span text:style-name="T31"><text:tab/></text:span><text:span text:style-name="T18">)</text:span></text:p>
      <text:p text:style-name="P18"><text:tab/>{</text:p>
      <text:p text:style-name="P15"><text:span text:style-name="T18"><text:tab/><text:tab/></text:span><text:span text:style-name="T11">return</text:span><text:span text:style-name="T18"> </text:span><text:span text:style-name="T31">income</text:span><text:span text:style-name="T18"> &gt; </text:span><text:span text:style-name="T31">limit</text:span><text:span text:style-name="T18"> ? </text:span><text:span text:style-name="T31">income</text:span><text:span text:style-name="T18"> * </text:span><text:span text:style-name="T31">percent</text:span><text:span text:style-name="T18"> / 100 : 0;</text:span></text:p>
      <text:p text:style-name="P18"><text:tab/>}</text:p>
      <text:p text:style-name="P18">}</text:p>
      <text:p text:style-name="P14"/>
      <text:p text:style-name="P27">Заключение</text:p>
      <text:p text:style-name="P24"><text:span text:style-name="Основной_20_шрифт_20_абзаца"><text:span text:style-name="T15">В результате выполнения работы были получены навыки по выполнению поразрядных операций в языке java, а так же навыки по работе с тернарным операторо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yriadPro-Regular" svg:font-family="MyriadPro-Regular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10-02T23:48:03.552115824</dc:date>
    <meta:editing-cycles>32</meta:editing-cycles>
    <meta:editing-duration>PT1H2M52S</meta:editing-duration>
    <meta:document-statistic meta:table-count="0" meta:image-count="0" meta:object-count="0" meta:page-count="3" meta:paragraph-count="71" meta:word-count="338" meta:character-count="2691" meta:non-whitespace-character-count="23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